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1a0" officeooo:paragraph-rsid="001541a0"/>
    </style:style>
    <style:style style:name="P2" style:family="paragraph" style:parent-style-name="Standard">
      <style:paragraph-properties fo:text-align="end" style:justify-single-word="false"/>
      <style:text-properties officeooo:rsid="001541a0" officeooo:paragraph-rsid="001541a0"/>
    </style:style>
    <style:style style:name="P3" style:family="paragraph" style:parent-style-name="Standard">
      <style:paragraph-properties fo:text-align="start" style:justify-single-word="false"/>
      <style:text-properties officeooo:rsid="001541a0" officeooo:paragraph-rsid="001541a0"/>
    </style:style>
    <style:style style:name="P4" style:family="paragraph" style:parent-style-name="Standard">
      <style:paragraph-properties fo:text-align="start" style:justify-single-word="false"/>
      <style:text-properties officeooo:paragraph-rsid="0021dd77"/>
    </style:style>
    <style:style style:name="P5" style:family="paragraph" style:parent-style-name="Standard">
      <style:paragraph-properties fo:text-align="start" style:justify-single-word="false"/>
      <style:text-properties officeooo:rsid="0017e4d2" officeooo:paragraph-rsid="0017e4d2"/>
    </style:style>
    <style:style style:name="P6" style:family="paragraph" style:parent-style-name="Standard">
      <style:paragraph-properties fo:text-align="start" style:justify-single-word="false"/>
      <style:text-properties officeooo:rsid="0017e4d2" officeooo:paragraph-rsid="001541a0"/>
    </style:style>
    <style:style style:name="P7" style:family="paragraph" style:parent-style-name="Standard">
      <style:paragraph-properties fo:text-align="start" style:justify-single-word="false"/>
      <style:text-properties officeooo:rsid="00198ae7" officeooo:paragraph-rsid="00198ae7"/>
    </style:style>
    <style:style style:name="P8" style:family="paragraph" style:parent-style-name="Standard">
      <style:paragraph-properties fo:text-align="start" style:justify-single-word="false"/>
      <style:text-properties officeooo:rsid="00198ae7" officeooo:paragraph-rsid="001c17ba"/>
    </style:style>
    <style:style style:name="P9" style:family="paragraph" style:parent-style-name="Standard">
      <style:paragraph-properties fo:text-align="start" style:justify-single-word="false"/>
      <style:text-properties officeooo:rsid="00198ae7" officeooo:paragraph-rsid="001f2688"/>
    </style:style>
    <style:style style:name="P10" style:family="paragraph" style:parent-style-name="Standard">
      <style:paragraph-properties fo:text-align="start" style:justify-single-word="false"/>
      <style:text-properties officeooo:rsid="001d8909" officeooo:paragraph-rsid="001d8909"/>
    </style:style>
    <style:style style:name="P11" style:family="paragraph" style:parent-style-name="Standard">
      <style:paragraph-properties fo:text-align="start" style:justify-single-word="false"/>
      <style:text-properties officeooo:rsid="0020ee33" officeooo:paragraph-rsid="001f2688"/>
    </style:style>
    <style:style style:name="T1" style:family="text">
      <style:text-properties officeooo:rsid="0016917a"/>
    </style:style>
    <style:style style:name="T2" style:family="text">
      <style:text-properties officeooo:rsid="001a29ee"/>
    </style:style>
    <style:style style:name="T3" style:family="text">
      <style:text-properties fo:font-weight="bold" officeooo:rsid="0016917a" style:font-weight-asian="bold" style:font-weight-complex="bold"/>
    </style:style>
    <style:style style:name="T4" style:family="text">
      <style:text-properties officeooo:rsid="0021d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 EXAM</text:p>
      <text:p text:style-name="P2">Martin Tammvee</text:p>
      <text:p text:style-name="P3"/>
      <text:p text:style-name="P3">First I created a marker (node – pub.cpp). Running Rviz and adding an marker we can now see the red sphere. The sphere <text:span text:style-name="T2">position is described as </text:span><text:s/>message type visualization_msgs/Marker. Turtlesim teleop_key publishes Twist message types. In order to move the sphere I have to change the message type and remap the topic (telop <text:span text:style-name="T2">publishes </text:span><text:s/>to <text:span text:style-name="T2">name</text:span> topic /<text:span text:style-name="T2">turtlesim1/</text:span>cmd_vel <text:span text:style-name="T2">but fake_r2d2 controller subscribes to topic name /cmd_vel</text:span>).</text:p>
      <text:p text:style-name="P3"/>
      <text:p text:style-name="P4"><text:span text:style-name="T4">In order to visualize the water molecule(not just 1 sphere) I had to to use marker array (it would have allowed my to create multiple markes) and publish them as visualization_msgs/MarkerArray message type. But I first wanted to make my sphere move.</text:span></text:p>
      <text:p text:style-name="P6"/>
      <text:p text:style-name="P10">I made a xarco file, <text:s/>in order to move a frame which is linked to my sphere in respect to empty frame that coordinates are fixed.</text:p>
      <text:p text:style-name="P5"/>
      <text:p text:style-name="P7">I ran out of time, but my next approach would have been :</text:p>
      <text:p text:style-name="P8">Create a subscriber, that listens to turtlesim turtle_teleop_key Twist messages. From callback function I would get the teleop_key messages. Then I would publish them as a twist messages to my node so it would move.</text:p>
      <text:p text:style-name="P8"/>
      <text:p text:style-name="P9"><text:span text:style-name="T1">I made a launch file, which launches rviz, my node with sphere, teleop_key. </text:span></text:p>
      <text:p text:style-name="P9"><text:span text:style-name="T1">In order to call it – </text:span><text:span text:style-name="T3">roslaunch rt_exam exam.launch</text:span></text:p>
      <text:p text:style-name="P9"><text:span text:style-name="T3"/></text:p>
      <text:p text:style-name="P9"><text:span text:style-name="T3"/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6:36:42.214451257</meta:creation-date>
    <dc:date>2019-05-30T17:51:28.588691604</dc:date>
    <meta:editing-duration>PT1H4M3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07" meta:character-count="1229" meta:non-whitespace-character-count="1025"/>
  </office:meta>
</office:document-meta>
</file>